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88mm"/>
    </style:style>
    <style:style style:name="co2" style:family="table-column">
      <style:table-column-properties fo:break-before="auto" style:column-width="7.81mm"/>
    </style:style>
    <style:style style:name="co3" style:family="table-column">
      <style:table-column-properties fo:break-before="auto" style:column-width="8.5mm"/>
    </style:style>
    <style:style style:name="co4" style:family="table-column">
      <style:table-column-properties fo:break-before="auto" style:column-width="11.25mm"/>
    </style:style>
    <style:style style:name="co5" style:family="table-column">
      <style:table-column-properties fo:break-before="auto" style:column-width="120.17mm"/>
    </style:style>
    <style:style style:name="co6" style:family="table-column">
      <style:table-column-properties fo:break-before="auto" style:column-width="11.57mm"/>
    </style:style>
    <style:style style:name="co7" style:family="table-column">
      <style:table-column-properties fo:break-before="auto" style:column-width="14.62mm"/>
    </style:style>
    <style:style style:name="co8" style:family="table-column">
      <style:table-column-properties fo:break-before="auto" style:column-width="11.22mm"/>
    </style:style>
    <style:style style:name="co9" style:family="table-column">
      <style:table-column-properties fo:break-before="auto" style:column-width="51.73mm"/>
    </style:style>
    <style:style style:name="co10" style:family="table-column">
      <style:table-column-properties fo:break-before="auto" style:column-width="45.74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66.3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1.06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1.5mm" fo:break-before="auto" style:use-optimal-row-height="false"/>
    </style:style>
    <style:style style:name="ro8" style:family="table-row">
      <style:table-row-properties style:row-height="15.06mm" fo:break-before="auto" style:use-optimal-row-height="false"/>
    </style:style>
    <style:style style:name="ro9" style:family="table-row">
      <style:table-row-properties style:row-height="12.36mm" fo:break-before="auto" style:use-optimal-row-height="false"/>
    </style:style>
    <style:style style:name="ro10" style:family="table-row">
      <style:table-row-properties style:row-height="12.19mm" fo:break-before="auto" style:use-optimal-row-height="false"/>
    </style:style>
    <style:style style:name="ro11" style:family="table-row">
      <style:table-row-properties style:row-height="16.51mm" fo:break-before="auto" style:use-optimal-row-height="false"/>
    </style:style>
    <style:style style:name="ro12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17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fo:background-color="#ffffff" fo:wrap-option="no-wrap"/>
    </style:style>
    <style:style style:name="gr1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4.56mm" fo:min-width="77.78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7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Default">
      <style:graphic-properties loext:decorative="false"/>
    </style:style>
    <style:style style:name="gr6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21.11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e994" draw:textarea-horizontal-align="justify" draw:textarea-vertical-align="middle" draw:auto-grow-height="false" fo:min-height="17mm" fo:min-width="121.11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6pt" fo:language="en" fo:country="GB" fo:font-style="normal" fo:text-shadow="none" style:text-underline-style="none" fo:font-weight="normal" style:letter-kerning="true" style:font-name-asian="Microsoft YaHei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3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hyphenate="false"/>
    </style:style>
    <style:style style:name="P5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center"/>
    </style:style>
    <style:style style:name="P7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size="16pt" style:font-size-asian="16pt" style:font-size-complex="16pt" fo:hyphenate="false"/>
    </style:style>
    <style:style style:name="P8" style:family="paragraph">
      <loext:graphic-properties draw:fill="solid" draw:fill-color="#ffe994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6pt" fo:language="en" fo:country="GB" fo:font-style="normal" fo:text-shadow="none" style:text-underline-style="none" fo:font-weight="normal" style:letter-kerning="true" style:font-name-asian="Microsoft YaHei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8pt" style:language-asian="zh" style:country-asian="CN" style:font-style-asian="normal" style:font-weight-asian="normal" style:font-family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OMS-Cockpi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nector draw:z-index="0" draw:name="Connector-Standard" draw:style-name="gr1" draw:text-style-name="P1" svg:x1="379.34mm" svg:y1="207.84mm" svg:x2="423.9mm" svg:y2="137.09mm" draw:start-shape="id1" draw:start-glue-point="7" draw:end-shape="id2" draw:end-glue-point="6" svg:d="M37934 20784h4456v-7075" svg:viewBox="0 0 4457 7076">
            <text:p/>
          </draw:connector>
          <draw:custom-shape draw:z-index="1" draw:name="LOAD_CONSOLES_METADATA" draw:style-name="gr2" draw:text-style-name="P3" xml:id="id1" draw:id="id1" svg:width="112.66mm" svg:height="19.5mm" svg:x="266.68mm" svg:y="198.09mm">
            <text:p text:style-name="P2"><text:span text:style-name="T1">%ROOT%/RomsDB/</text:span></text:p>
            <text:p text:style-name="P2"><text:span text:style-name="T2">SCRAPE_LIST_ROM_IMAGE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2" draw:name="DB_SQLITE" draw:style-name="gr3" draw:text-style-name="P3" xml:id="id2" draw:id="id2" svg:width="82.78mm" svg:height="27.06mm" svg:x="382.51mm" svg:y="110.03mm">
            <text:p text:style-name="P2"><text:span text:style-name="T1">%ROOT%/RomsDB/DB/</text:span></text:p>
            <text:p text:style-name="P2"><text:span text:style-name="T3">RetroRoms.db</text:span></text:p>
            <text:p text:style-name="P4"><text:span text:style-name="T4">sqlitebrowser /media/pi/ROM_EXTRA/RomsDB/DB/RetroRoms.db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3" draw:name="LOAD_CONSOLES_METADATA 1" draw:style-name="gr4" draw:text-style-name="P5" svg:width="68.36mm" svg:height="19.5mm" svg:x="436.78mm" svg:y="142.25mm">
            <text:p text:style-name="P2"><text:span text:style-name="T1">%ROOT%/RomsDB/</text:span><text:span text:style-name="T1"><text:line-break/></text:span><text:span text:style-name="T3">CAX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z-index="5" draw:name="Connector-Standard 2" draw:style-name="gr1" draw:text-style-name="P1" svg:x1="380.43mm" svg:y1="248.11mm" svg:x2="460.46mm" svg:y2="275.32mm" draw:start-shape="id3" draw:start-glue-point="7" draw:end-shape="id4" draw:end-glue-point="4" svg:d="M38043 24811h8003v2721" svg:viewBox="0 0 8004 2722">
            <text:p/>
          </draw:connector>
          <draw:custom-shape draw:z-index="6" draw:name="LOAD_CONSOLES_METADATA 3" draw:style-name="gr2" draw:text-style-name="P3" xml:id="id3" draw:id="id3" svg:width="112.66mm" svg:height="19.5mm" svg:x="267.77mm" svg:y="238.36mm">
            <text:p text:style-name="P2"><text:span text:style-name="T1">%ROOT%/RomsDB/</text:span></text:p>
            <text:p text:style-name="P2"><text:span text:style-name="T2">GAMES_LIST_GENERATOR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trol draw:z-index="8" draw:name="Control 3" draw:style-name="gr5" draw:text-style-name="P6" svg:width="33.96mm" svg:height="7.82mm" svg:x="128.23mm" svg:y="2.04mm" draw:control="control1"/>
        </table:shapes>
        <table:table-column table:style-name="co1" table:default-cell-style-name="ce7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15"/>
        </table:table-row>
        <table:table-row table:style-name="ro2">
          <table:table-cell table:style-name="ce13" table:number-columns-repeated="17"/>
        </table:table-row>
        <table:table-row table:style-name="ro2">
          <table:table-cell table:style-name="ce17" office:value-type="string" calcext:value-type="string">
            <text:p>Path File</text:p>
          </table:table-cell>
          <table:table-cell table:style-name="ce13" table:number-columns-repeated="16"/>
        </table:table-row>
        <table:table-row table:style-name="ro2">
          <table:table-cell table:style-name="ce4" office:value-type="string" calcext:value-type="string">
            <text:p>RetroRoms.db</text:p>
          </table:table-cell>
          <table:table-cell table:style-name="ce13" table:number-columns-repeated="3"/>
          <table:table-cell table:style-name="ce13" table:formula="of:=[.E14]&amp;&quot;/RomsDB/DB/RetroRoms.db&quot;" office:value-type="string" office:string-value="/home/pi/Documents/Projects_DIY/2024-ROMS-DB/ROM_DB_PY/RomsDB/DB/RetroRoms.db" calcext:value-type="string">
            <text:p>/home/pi/Documents/Projects_DIY/2024-ROMS-DB/ROM_DB_PY/RomsDB/DB/RetroRoms.db</text:p>
          </table:table-cell>
          <table:table-cell table:style-name="ce13" table:number-columns-repeated="12"/>
        </table:table-row>
        <table:table-row table:style-name="ro2">
          <table:table-cell table:style-name="ce4" office:value-type="string" calcext:value-type="string">
            <text:p>Load_XML_All_Consoles.py</text:p>
          </table:table-cell>
          <table:table-cell table:style-name="ce13" table:number-columns-repeated="3"/>
          <table:table-cell table:style-name="ce13" table:formula="of:=+[.E14]&amp;&quot;/&quot;&amp;[.A5]" office:value-type="string" office:string-value="/home/pi/Documents/Projects_DIY/2024-ROMS-DB/ROM_DB_PY/Load_XML_All_Consoles.py" calcext:value-type="string">
            <text:p>/home/pi/Documents/Projects_DIY/2024-ROMS-DB/ROM_DB_PY/Load_XML_All_Consoles.py</text:p>
          </table:table-cell>
          <table:table-cell table:style-name="ce13" table:number-columns-repeated="12"/>
        </table:table-row>
        <table:table-row table:style-name="ro2">
          <table:table-cell table:style-name="ce4" office:value-type="string" calcext:value-type="string">
            <text:p>New game lists</text:p>
          </table:table-cell>
          <table:table-cell table:style-name="ce13" table:number-columns-repeated="3"/>
          <table:table-cell table:style-name="ce13" office:value-type="string" calcext:value-type="string">
            <text:p>/home/pi/Documents/Projects_DIY/2024-ROMS-DB/ROM_DB_PY/gameslists</text:p>
          </table:table-cell>
          <table:table-cell table:style-name="ce13" table:number-columns-repeated="12"/>
        </table:table-row>
        <table:table-row table:style-name="ro2">
          <table:table-cell table:style-name="ce17" office:value-type="string" calcext:value-type="string">
            <text:p>COMMAND LINES</text:p>
          </table:table-cell>
          <table:table-cell table:style-name="ce13" table:number-columns-repeated="16"/>
        </table:table-row>
        <table:table-row table:style-name="ro2">
          <table:table-cell table:style-name="ce19" office:value-type="string" calcext:value-type="string">
            <text:p>Load_XML_All_Consoles</text:p>
          </table:table-cell>
          <table:table-cell table:style-name="ce13" table:number-columns-repeated="3"/>
          <table:table-cell table:style-name="ce13" table:formula="of:=+[.E5]&amp;&quot; &quot;&amp;[.E29]&amp;&quot; &quot;&amp;[.E57]" office:value-type="string" office:string-value="/home/pi/Documents/Projects_DIY/2024-ROMS-DB/ROM_DB_PY/Load_XML_All_Consoles.py 10111000X 000000000000000000000000001X" calcext:value-type="string">
            <text:p>/home/pi/Documents/Projects_DIY/2024-ROMS-DB/ROM_DB_PY/Load_XML_All_Consoles.py 10111000X 000000000000000000000000001X</text:p>
          </table:table-cell>
          <table:table-cell table:style-name="ce13" table:number-columns-repeated="12"/>
        </table:table-row>
        <table:table-row table:style-name="ro2">
          <table:table-cell table:style-name="ce19" office:value-type="string" calcext:value-type="string">
            <text:p>Open Explorer ROOT DB</text:p>
          </table:table-cell>
          <table:table-cell table:style-name="ce13" table:number-columns-repeated="3"/>
          <table:table-cell table:style-name="ce13" table:formula="of:=&quot;thunar &quot; &amp;[.E6]" office:value-type="string" office:string-value="thunar /home/pi/Documents/Projects_DIY/2024-ROMS-DB/ROM_DB_PY/gameslists" calcext:value-type="string">
            <text:p>thunar /home/pi/Documents/Projects_DIY/2024-ROMS-DB/ROM_DB_PY/gameslists</text:p>
          </table:table-cell>
          <table:table-cell table:style-name="ce13" table:number-columns-repeated="12"/>
        </table:table-row>
        <table:table-row table:style-name="ro2" table:number-rows-repeated="2">
          <table:table-cell table:style-name="ce17"/>
          <table:table-cell table:style-name="ce13" table:number-columns-repeated="16"/>
        </table:table-row>
        <table:table-row table:style-name="ro2">
          <table:table-cell table:style-name="ce17" office:value-type="string" calcext:value-type="string">
            <text:p>PATHS</text:p>
          </table:table-cell>
          <table:table-cell table:style-name="ce13" table:number-columns-repeated="16"/>
        </table:table-row>
        <table:table-row-group>
          <table:table-row table:style-name="ro2">
            <table:table-cell table:style-name="ce4" office:value-type="string" calcext:value-type="string">
              <text:p>%ROOT_GAMES%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home/pi/ROMS_EXTRA</text:p>
            </table:table-cell>
            <table:table-cell table:style-name="ce13" table:number-columns-repeated="3"/>
            <table:table-cell table:style-name="ce13">
              <draw:custom-shape draw:z-index="4" draw:name="LOAD_CONSOLES_METADATA 2" draw:style-name="gr6" draw:text-style-name="P3" svg:width="126.11mm" svg:height="19.5mm" svg:x="6.33mm" svg:y="1.17mm">
                <text:p text:style-name="P2"><text:span text:style-name="T1">%ROOT%/RomsDB/</text:span><text:span text:style-name="T1"><text:line-break/></text:span><text:span text:style-name="T5">/home/pi/Documents/Projects_DIY/2024-ROMS-DB/ROM_DB_PY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8"/>
          </table:table-row>
          <table:table-row table:style-name="ro3">
            <table:table-cell table:style-name="ce4" office:value-type="string" calcext:value-type="string">
              <text:p>%ROOT_DB%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home/pi/Documents/Projects_DIY/2024-ROMS-DB/ROM_DB_PY</text:p>
            </table:table-cell>
            <table:table-cell table:style-name="ce13" table:number-columns-repeated="12"/>
          </table:table-row>
          <table:table-row table:style-name="ro3" table:number-rows-repeated="5">
            <table:table-cell table:style-name="ce4"/>
            <table:table-cell table:style-name="ce9"/>
            <table:table-cell table:style-name="ce13" table:number-columns-repeated="15"/>
          </table:table-row>
        </table:table-row-group>
        <table:table-row table:style-name="ro3">
          <table:table-cell table:style-name="ce4"/>
          <table:table-cell table:style-name="ce9"/>
          <table:table-cell table:style-name="ce13" table:number-columns-repeated="15"/>
        </table:table-row>
        <table:table-row table:style-name="ro4">
          <table:table-cell table:style-name="ce17" office:value-type="string" calcext:value-type="string">
            <text:p>FUNCTIONS</text:p>
          </table:table-cell>
          <table:table-cell table:style-name="ce9"/>
          <table:table-cell table:style-name="ce13" table:number-columns-repeated="15"/>
        </table:table-row>
        <table:table-row-group>
          <table:table-row table:style-name="ro3">
            <table:table-cell table:style-name="ce4" office:value-type="string" calcext:value-type="string">
              <text:p>PATHS</text:p>
            </table:table-cell>
            <table:table-cell table:style-name="ce9" office:value-type="float" office:value="1" calcext:value-type="float">
              <text:p>1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INITIALIZE_DB</text:p>
            </table:table-cell>
            <table:table-cell table:style-name="ce9" office:value-type="float" office:value="2" calcext:value-type="float">
              <text:p>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LOADLISTGAMES</text:p>
            </table:table-cell>
            <table:table-cell table:style-name="ce9" office:value-type="float" office:value="3" calcext:value-type="float">
              <text:p>3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LOADROMS</text:p>
            </table:table-cell>
            <table:table-cell table:style-name="ce9" office:value-type="float" office:value="4" calcext:value-type="float">
              <text:p>4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LOADIMAGES</text:p>
            </table:table-cell>
            <table:table-cell table:style-name="ce9" office:value-type="float" office:value="5" calcext:value-type="float">
              <text:p>5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LOADMEDIA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LOADIMAGESSCRAPED</text:p>
            </table:table-cell>
            <table:table-cell table:style-name="ce9" office:value-type="float" office:value="7" calcext:value-type="float">
              <text:p>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office:value-type="string" calcext:value-type="string">
              <text:p>COMMAND LINE PARAMETER</text:p>
            </table:table-cell>
            <table:table-cell table:style-name="ce13" table:number-columns-repeated="12"/>
          </table:table-row>
          <table:table-row table:style-name="ro3">
            <table:table-cell table:style-name="ce4" office:value-type="string" calcext:value-type="string">
              <text:p>LOADLISTGAMES_2_XML_DB</text:p>
            </table:table-cell>
            <table:table-cell table:style-name="ce9" office:value-type="float" office:value="8" calcext:value-type="float">
              <text:p>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table:formula="of:=COM.MICROSOFT.CONCAT([.C$17:.C$30])&amp;&quot;X&quot;" office:value-type="string" office:string-value="10111000X" calcext:value-type="string">
              <text:p>10111000X</text:p>
            </table:table-cell>
            <table:table-cell table:style-name="ce13" table:number-columns-repeated="12"/>
          </table:table-row>
        </table:table-row-group>
        <table:table-row table:style-name="ro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17" office:value-type="string" calcext:value-type="string">
            <text:p>CONSOLES</text:p>
          </table:table-cell>
          <table:table-cell table:style-name="ce9"/>
          <table:table-cell table:style-name="ce13" table:number-columns-repeated="15"/>
        </table:table-row>
        <table:table-row-group>
          <table:table-row table:style-name="ro3">
            <table:table-cell table:style-name="ce4" office:value-type="string" calcext:value-type="string">
              <text:p>arcade</text:p>
            </table:table-cell>
            <table:table-cell table:style-name="ce9" office:value-type="float" office:value="1" calcext:value-type="float">
              <text:p>1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atari2600</text:p>
            </table:table-cell>
            <table:table-cell table:style-name="ce9" office:value-type="float" office:value="2" calcext:value-type="float">
              <text:p>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atari5200</text:p>
            </table:table-cell>
            <table:table-cell table:style-name="ce9" office:value-type="float" office:value="3" calcext:value-type="float">
              <text:p>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atari7800</text:p>
            </table:table-cell>
            <table:table-cell table:style-name="ce9" office:value-type="float" office:value="4" calcext:value-type="float">
              <text:p>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c64</text:p>
            </table:table-cell>
            <table:table-cell table:style-name="ce9" office:value-type="float" office:value="5" calcext:value-type="float">
              <text:p>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dreamcast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gba</text:p>
            </table:table-cell>
            <table:table-cell table:style-name="ce9" office:value-type="float" office:value="7" calcext:value-type="float">
              <text:p>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gc</text:p>
            </table:table-cell>
            <table:table-cell table:style-name="ce9" office:value-type="float" office:value="8" calcext:value-type="float">
              <text:p>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mame</text:p>
            </table:table-cell>
            <table:table-cell table:style-name="ce9" office:value-type="float" office:value="9" calcext:value-type="float">
              <text:p>9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mame-advmame</text:p>
            </table:table-cell>
            <table:table-cell table:style-name="ce9" office:value-type="float" office:value="10" calcext:value-type="float">
              <text:p>10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mame-libretro</text:p>
            </table:table-cell>
            <table:table-cell table:style-name="ce9" office:value-type="float" office:value="11" calcext:value-type="float">
              <text:p>11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mame-mame4all</text:p>
            </table:table-cell>
            <table:table-cell table:style-name="ce9" office:value-type="float" office:value="12" calcext:value-type="float">
              <text:p>1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mastersystems</text:p>
            </table:table-cell>
            <table:table-cell table:style-name="ce9" office:value-type="float" office:value="13" calcext:value-type="float">
              <text:p>1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megadrive</text:p>
            </table:table-cell>
            <table:table-cell table:style-name="ce9" office:value-type="float" office:value="14" calcext:value-type="float">
              <text:p>1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n64</text:p>
            </table:table-cell>
            <table:table-cell table:style-name="ce9" office:value-type="float" office:value="15" calcext:value-type="float">
              <text:p>1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nds</text:p>
            </table:table-cell>
            <table:table-cell table:style-name="ce9" office:value-type="float" office:value="16" calcext:value-type="float">
              <text:p>1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neogeo</text:p>
            </table:table-cell>
            <table:table-cell table:style-name="ce9" office:value-type="float" office:value="17" calcext:value-type="float">
              <text:p>1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nes</text:p>
            </table:table-cell>
            <table:table-cell table:style-name="ce9" office:value-type="float" office:value="18" calcext:value-type="float">
              <text:p>1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pc</text:p>
            </table:table-cell>
            <table:table-cell table:style-name="ce9" office:value-type="float" office:value="19" calcext:value-type="float">
              <text:p>19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ports</text:p>
            </table:table-cell>
            <table:table-cell table:style-name="ce9" office:value-type="float" office:value="20" calcext:value-type="float">
              <text:p>20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psp</text:p>
            </table:table-cell>
            <table:table-cell table:style-name="ce9" office:value-type="float" office:value="21" calcext:value-type="float">
              <text:p>21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psx</text:p>
            </table:table-cell>
            <table:table-cell table:style-name="ce9" office:value-type="float" office:value="22" calcext:value-type="float">
              <text:p>2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saturn</text:p>
            </table:table-cell>
            <table:table-cell table:style-name="ce9" office:value-type="float" office:value="23" calcext:value-type="float">
              <text:p>2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9"/>
            <table:table-cell table:style-name="ce13">
              <draw:custom-shape draw:z-index="7" draw:name="LOAD_CONSOLES_METADATA 4" draw:style-name="gr7" draw:text-style-name="P8" xml:id="id4" draw:id="id4" svg:width="126.11mm" svg:height="19.5mm" svg:x="29.7mm" svg:y="1.23mm">
                <text:p text:style-name="P7"><text:span text:style-name="T6">%ROOT_DB%/</text:span><text:span text:style-name="T6"><text:line-break/></text:span><text:span text:style-name="T7">ROM_DB_PY/gameslists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4"/>
          </table:table-row>
          <table:table-row table:style-name="ro3">
            <table:table-cell table:style-name="ce4" office:value-type="string" calcext:value-type="string">
              <text:p>sg-1000</text:p>
            </table:table-cell>
            <table:table-cell table:style-name="ce9" office:value-type="float" office:value="24" calcext:value-type="float">
              <text:p>2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snes</text:p>
            </table:table-cell>
            <table:table-cell table:style-name="ce9" office:value-type="float" office:value="25" calcext:value-type="float">
              <text:p>2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office:value-type="string" calcext:value-type="string">
              <text:p>COMMAND LINE PARAMETER</text:p>
            </table:table-cell>
            <table:table-cell table:style-name="ce13" table:number-columns-repeated="12"/>
          </table:table-row>
          <table:table-row table:style-name="ro3">
            <table:table-cell table:style-name="ce4" office:value-type="string" calcext:value-type="string">
              <text:p>zxspectrum</text:p>
            </table:table-cell>
            <table:table-cell table:style-name="ce9" office:value-type="float" office:value="26" calcext:value-type="float">
              <text:p>2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table:formula="of:=COM.MICROSOFT.CONCAT([.C$32:.C$58])&amp;&quot;X&quot;" office:value-type="string" office:string-value="000000000000000000000000001X" calcext:value-type="string">
              <text:p>000000000000000000000000001X</text:p>
            </table:table-cell>
            <table:table-cell table:style-name="ce13" table:number-columns-repeated="12"/>
          </table:table-row>
          <table:table-row table:style-name="ro3">
            <table:table-cell table:style-name="ce4" office:value-type="string" calcext:value-type="string">
              <text:p>TurboGrafX <text:s text:c="3"/>pcengine</text:p>
            </table:table-cell>
            <table:table-cell table:style-name="ce9" office:value-type="float" office:value="27" calcext:value-type="float">
              <text:p>27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</table:table-row-group>
        <table:table-row table:style-name="ro3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5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6">
          <table:table-cell table:style-name="ce4" table:number-columns-repeated="4"/>
          <table:table-cell table:style-name="ce13" table:number-columns-repeated="13"/>
        </table:table-row>
        <table:table-row table:style-name="ro7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4"/>
          <table:table-cell table:style-name="ce13" table:number-columns-repeated="13"/>
        </table:table-row>
        <table:table-row table:style-name="ro8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9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4"/>
          <table:table-cell table:style-name="ce13" table:number-columns-repeated="13"/>
        </table:table-row>
        <table:table-row table:style-name="ro10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11">
          <table:table-cell table:style-name="ce4" table:number-columns-repeated="4"/>
          <table:table-cell table:style-name="ce13" table:number-columns-repeated="13"/>
        </table:table-row>
        <table:table-row table:style-name="ro3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2">
          <table:table-cell table:number-columns-repeated="17"/>
        </table:table-row>
        <table:table-row table:style-name="ro3" table:number-rows-repeated="1048487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>
        <table:named-range table:name="CMD_01" table:base-cell-address="$'ROMS-Cockpit'.$C$23" table:cell-range-address="$'ROMS-Cockpit'.$D$78:.$E$78"/>
        <table:named-range table:name="COMANDLINE01" table:base-cell-address="$'ROMS-Cockpit'.$C$23" table:cell-range-address="$'ROMS-Cockpit'.$E$29"/>
        <table:named-range table:name="COMANDLINE02" table:base-cell-address="$'ROMS-Cockpit'.$E$59" table:cell-range-address="$'ROMS-Cockpit'.$E$57"/>
        <table:named-range table:name="Python_05" table:base-cell-address="$'ROMS-Cockpit'.$P$52" table:cell-range-address="$'ROMS-Cockpit'.$P$71"/>
        <table:named-range table:name="RNG_ROOT" table:base-cell-address="$'ROMS-Cockpit'.$C$12" table:cell-range-address="$'ROMS-Cockpit'.$E$13"/>
        <table:named-range table:name="RNG_ROOT_VAR" table:base-cell-address="$'ROMS-Cockpit'.$A$2" table:cell-range-address="$'ROMS-Cockpit'.$A$13"/>
        <table:named-expression table:name="RNG_TERMINAL" table:base-cell-address="$'ROMS-Cockpit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16:32:51.38905062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7.6.5.2$Linux_X86_64 LibreOffice_project/60$Build-2</meta:generator>
    <dc:date>2024-03-20T16:53:47.086114429</dc:date>
    <meta:editing-duration>P1DT3H56M1S</meta:editing-duration>
    <meta:editing-cycles>23</meta:editing-cycles>
    <meta:document-statistic meta:table-count="1" meta:cell-count="129" meta:object-count="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 *****  BASIC  *****
End Sub


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